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02cm" fo:min-width="3.437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783cm" fo:min-width="2.438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559cm" fo:min-width="2.214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665cm" fo:min-width="0.872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901cm" fo:min-width="3.131cm"/>
    </style:style>
    <style:style style:name="gr8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Liberation Mono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937cm" svg:height="1.27cm" svg:x="5.88cm" svg:y="3.316cm">
          <text:p text:style-name="P1"><text:span text:style-name="T1">i =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048cm" svg:height="1.143cm" svg:x="6.324cm" svg:y="1.3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3.048cm" svg:height="1.143cm" svg:x="9.366cm" svg:y="14.7cm">
          <text:p text:style-name="P1"><text:span text:style-name="T1">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" draw:id="id1" draw:layer="layout" svg:width="3.302cm" svg:height="2.201cm" svg:x="6.197cm" svg:y="7.146cm">
          <text:p text:style-name="P1"><text:span text:style-name="T1">i&lt;=10</text:span></text:p>
          <draw:enhanced-geometry svg:viewBox="0 0 21600 21600" draw:mirror-horizontal="false" draw:mirror-vertical="false" draw:glue-points="10800 0 0 10800 10800 21600 21600 10800" draw:text-areas="?f3 ?f3 ?f4 ?f4" draw:type="hexagon" draw:modifiers="108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3" draw:layer="layout" svg:x1="9.499cm" svg:y1="8.247cm" svg:x2="10.89cm" svg:y2="14.7cm" draw:start-shape="id1" draw:start-glue-point="7" draw:end-shape="id2" draw:end-glue-point="0" svg:d="M9499 8247h1391v6453" svg:viewBox="0 0 1392 6454">
          <text:p/>
        </draw:connector>
        <draw:frame draw:style-name="gr6" draw:text-style-name="P4" draw:layer="layout" svg:width="2.182cm" svg:height="0.962cm" svg:x="4.175cm" svg:y="7.207cm">
          <draw:text-box>
            <text:p>true</text:p>
          </draw:text-box>
        </draw:frame>
        <draw:connector draw:style-name="gr5" draw:text-style-name="P3" draw:layer="layout" draw:type="line" svg:x1="7.848cm" svg:y1="2.443cm" svg:x2="7.848cm" svg:y2="3.316cm" draw:start-shape="id3" draw:start-glue-point="2" draw:end-shape="id4" draw:end-glue-point="0" svg:d="M7848 2443v873" svg:viewBox="0 0 1 874">
          <text:p/>
        </draw:connector>
        <draw:connector draw:style-name="gr5" draw:text-style-name="P3" draw:layer="layout" draw:type="line" svg:x1="7.848cm" svg:y1="4.586cm" svg:x2="7.848cm" svg:y2="5.672cm" draw:start-shape="id4" draw:start-glue-point="2" draw:end-shape="id5" draw:end-glue-point="4" svg:d="M7848 4586v1086" svg:viewBox="0 0 1 1087">
          <text:p/>
        </draw:connector>
        <draw:custom-shape draw:style-name="gr1" draw:text-style-name="P2" xml:id="id7" draw:id="id7" draw:layer="layout" svg:width="3.937cm" svg:height="1.27cm" svg:x="2.27cm" svg:y="12.033cm">
          <text:p text:style-name="P1"><text:span text:style-name="T1">j=i+1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6" draw:id="id6" draw:layer="layout" svg:width="5.207cm" svg:height="1.651cm" svg:x="1.635cm" svg:y="9.239cm">
          <text:p text:style-name="P1"><text:span text:style-name="T1">cout &lt;&lt; i</text:span></text:p>
          <draw:enhanced-geometry svg:viewBox="0 0 21600 21600" draw:glue-points="?f6 0 10800 ?f8 ?f11 10800 ?f9 21600 10800 ?f10 ?f5 10800" draw:text-areas="?f3 ?f3 ?f4 ?f4" draw:type="parallelogram" draw:modifiers="3651.4605344934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6.197cm" svg:y1="8.247cm" svg:x2="4.239cm" svg:y2="9.239cm" draw:start-shape="id1" draw:start-glue-point="5" draw:end-shape="id6" draw:end-glue-point="5" svg:d="M6197 8247h-1958v992" svg:viewBox="0 0 1959 993">
          <text:p/>
        </draw:connector>
        <draw:connector draw:style-name="gr5" draw:text-style-name="P3" draw:layer="layout" draw:type="line" svg:x1="4.239cm" svg:y1="10.89cm" svg:x2="4.238cm" svg:y2="12.033cm" draw:start-shape="id6" draw:start-glue-point="8" draw:end-shape="id7" draw:end-glue-point="0" svg:d="M4239 10890l-1 1143" svg:viewBox="0 0 2 1144">
          <text:p/>
        </draw:connector>
        <draw:custom-shape draw:style-name="gr4" draw:text-style-name="P2" xml:id="id9" draw:id="id9" draw:layer="layout" svg:width="3.302cm" svg:height="2.201cm" svg:x="6.009cm" svg:y="16.246cm">
          <text:p text:style-name="P1"><text:span text:style-name="T1">j&lt;=10</text:span></text:p>
          <draw:enhanced-geometry svg:viewBox="0 0 21600 21600" draw:mirror-horizontal="false" draw:mirror-vertical="false" draw:glue-points="10800 0 0 10800 10800 21600 21600 10800" draw:text-areas="?f3 ?f3 ?f4 ?f4" draw:type="hexagon" draw:modifiers="108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3" draw:layer="layout" draw:type="line" svg:x1="4.238cm" svg:y1="13.303cm" svg:x2="4.238cm" svg:y2="15.081cm" draw:start-shape="id7" draw:start-glue-point="2" draw:end-shape="id8" draw:end-glue-point="4" svg:d="M4238 13303v1778" svg:viewBox="0 0 1 1779">
          <text:p/>
        </draw:connector>
        <draw:custom-shape draw:style-name="gr7" draw:text-style-name="P5" xml:id="id10" draw:id="id10" draw:layer="layout" svg:width="5.207cm" svg:height="1.651cm" svg:x="2.035cm" svg:y="18.839cm">
          <text:p text:style-name="P1"><text:span text:style-name="T1">cout &lt;&lt; j</text:span></text:p>
          <draw:enhanced-geometry svg:viewBox="0 0 21600 21600" draw:glue-points="?f6 0 10800 ?f8 ?f11 10800 ?f9 21600 10800 ?f10 ?f5 10800" draw:text-areas="?f3 ?f3 ?f4 ?f4" draw:type="parallelogram" draw:modifiers="3651.4605344934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6.009cm" svg:y1="17.347cm" svg:x2="4.639cm" svg:y2="18.839cm" draw:start-shape="id9" draw:start-glue-point="5" draw:end-shape="id10" draw:end-glue-point="5" svg:d="M6009 17347h-1370v1492" svg:viewBox="0 0 1371 1493">
          <text:p/>
        </draw:connector>
        <draw:custom-shape draw:style-name="gr1" draw:text-style-name="P2" xml:id="id11" draw:id="id11" draw:layer="layout" svg:width="3.937cm" svg:height="1.27cm" svg:x="2.67cm" svg:y="21.433cm">
          <text:p text:style-name="P1"><text:span text:style-name="T1">j=j+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.639cm" svg:y1="20.49cm" svg:x2="4.638cm" svg:y2="21.433cm" draw:start-shape="id10" draw:start-glue-point="8" draw:end-shape="id11" draw:end-glue-point="0" svg:d="M4639 20490l-1 943" svg:viewBox="0 0 2 944">
          <text:p/>
        </draw:connector>
        <draw:connector draw:style-name="gr5" draw:text-style-name="P3" draw:layer="layout" draw:line-skew="0cm -0.814cm" svg:x1="4.638cm" svg:y1="22.703cm" svg:x2="3.984cm" svg:y2="15.335cm" draw:start-shape="id11" draw:start-glue-point="2" draw:end-shape="id8" draw:end-glue-point="6" svg:d="M4638 22703v501h-3284v-7869h2630" svg:viewBox="0 0 3285 7870">
          <text:p/>
        </draw:connector>
        <draw:custom-shape draw:style-name="gr8" draw:text-style-name="P1" xml:id="id8" draw:id="id8" draw:layer="layout" svg:width="0.508cm" svg:height="0.508cm" svg:x="3.984cm" svg:y="15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4.492cm" svg:y1="15.335cm" svg:x2="7.66cm" svg:y2="16.246cm" draw:start-shape="id8" draw:start-glue-point="10" draw:end-shape="id9" draw:end-glue-point="4" svg:d="M4492 15335h3168v911" svg:viewBox="0 0 3169 912">
          <text:p/>
        </draw:connector>
        <draw:frame draw:style-name="gr6" draw:text-style-name="P4" draw:layer="layout" svg:width="2.182cm" svg:height="0.962cm" svg:x="9.575cm" svg:y="7.207cm">
          <draw:text-box>
            <text:p>false</text:p>
          </draw:text-box>
        </draw:frame>
        <draw:frame draw:style-name="gr6" draw:text-style-name="P4" draw:layer="layout" svg:width="2.182cm" svg:height="0.962cm" svg:x="4.575cm" svg:y="16.507cm">
          <draw:text-box>
            <text:p>true</text:p>
          </draw:text-box>
        </draw:frame>
        <draw:custom-shape draw:style-name="gr1" draw:text-style-name="P2" xml:id="id12" draw:id="id12" draw:layer="layout" svg:width="3.937cm" svg:height="1.27cm" svg:x="8.922cm" svg:y="19.033cm">
          <text:p text:style-name="P1"><text:span text:style-name="T1">i=i+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9.311cm" svg:y1="17.347cm" svg:x2="10.89cm" svg:y2="19.033cm" draw:start-shape="id9" draw:start-glue-point="7" draw:end-shape="id12" draw:end-glue-point="0" svg:d="M9311 17347h1579v1686" svg:viewBox="0 0 1580 1687">
          <text:p/>
        </draw:connector>
        <draw:frame draw:style-name="gr6" draw:text-style-name="P4" draw:layer="layout" svg:width="2.182cm" svg:height="0.962cm" svg:x="9.175cm" svg:y="16.507cm">
          <draw:text-box>
            <text:p>false</text:p>
          </draw:text-box>
        </draw:frame>
        <draw:custom-shape draw:style-name="gr8" draw:text-style-name="P1" xml:id="id5" draw:id="id5" draw:layer="layout" svg:width="0.508cm" svg:height="0.508cm" svg:x="7.594cm" svg:y="5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7.848cm" svg:y1="6.18cm" svg:x2="7.848cm" svg:y2="7.146cm" draw:start-shape="id5" draw:start-glue-point="8" draw:end-shape="id1" draw:end-glue-point="4" svg:d="M7848 6180v966" svg:viewBox="0 0 1 967">
          <text:p/>
        </draw:connector>
        <draw:connector draw:style-name="gr5" draw:text-style-name="P3" draw:layer="layout" draw:line-skew="0cm 0.874cm" svg:x1="10.89cm" svg:y1="20.303cm" svg:x2="8.102cm" svg:y2="5.926cm" draw:start-shape="id12" draw:start-glue-point="2" draw:end-shape="id5" draw:end-glue-point="10" svg:d="M10890 20303v501h3343v-14878h-6131" svg:viewBox="0 0 6132 14879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17T20:02:42.003000000</meta:creation-date>
    <dc:date>2020-10-19T22:43:42.017000000</dc:date>
    <meta:editing-duration>PT25M17S</meta:editing-duration>
    <meta:editing-cycles>3</meta:editing-cycles>
    <meta:generator>LibreOffice/6.3.2.2$Windows_X86_64 LibreOffice_project/98b30e735bda24bc04ab42594c85f7fd8be07b9c</meta:generator>
    <meta:document-statistic meta:object-count="29"/>
  </office:meta>
</office:document-meta>
</file>